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c701a" officeooo:paragraph-rsid="001c701a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ortar a TXT Sistema Automotor</text:p>
      <text:p text:style-name="P2"/>
      <text:p text:style-name="P1"/>
      <text:p text:style-name="P1"/>
      <text:p text:style-name="P1"/>
      <text:p text:style-name="P1">&lt;?php</text:p>
      <text:p text:style-name="P1"/>
      <text:p text:style-name="P1">namespace App\Http\Controllers;</text:p>
      <text:p text:style-name="P1"/>
      <text:p text:style-name="P1">use Illuminate\Http\Request;</text:p>
      <text:p text:style-name="P1">use File;</text:p>
      <text:p text:style-name="P1"/>
      <text:p text:style-name="P1">class ExportarController extends Controller</text:p>
      <text:p text:style-name="P1">{</text:p>
      <text:p text:style-name="P1"/>
      <text:p text:style-name="P1"/>
      <text:p text:style-name="P1"><text:s text:c="4"/>public function exportartxt()</text:p>
      <text:p text:style-name="P1"><text:s text:c="4"/>{</text:p>
      <text:p text:style-name="P1"/>
      <text:p text:style-name="P1"><text:s text:c="8"/>$data = "Escribimos la query";</text:p>
      <text:p text:style-name="P1"><text:s text:c="8"/>$json = json_encode($data);</text:p>
      <text:p text:style-name="P1"/>
      <text:p text:style-name="P1"><text:s text:c="8"/>$name = time().'.txt';</text:p>
      <text:p text:style-name="P1"/>
      <text:p text:style-name="P1"><text:s text:c="8"/>header('Content-Disposition:attachment;filename='.$name);</text:p>
      <text:p text:style-name="P1"><text:s text:c="8"/>header('Content-Type:text-plain');</text:p>
      <text:p text:style-name="P1"/>
      <text:p text:style-name="P1"><text:s text:c="8"/>return $json;</text:p>
      <text:p text:style-name="P1"/>
      <text:p text:style-name="P1"><text:tab/><text:tab/><text:tab/>//$data-&gt;stream($name));</text:p>
      <text:p text:style-name="P1"/>
      <text:p text:style-name="P1"/>
      <text:p text:style-name="P1"/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5:21:39.722000000</meta:creation-date>
    <dc:date>2023-05-17T15:22:40.067000000</dc:date>
    <meta:editing-duration>PT1M1S</meta:editing-duration>
    <meta:editing-cycles>1</meta:editing-cycles>
    <meta:document-statistic meta:table-count="0" meta:image-count="0" meta:object-count="0" meta:page-count="1" meta:paragraph-count="18" meta:word-count="39" meta:character-count="451" meta:non-whitespace-character-count="367"/>
    <meta:generator>LibreOffice/7.4.3.2$Windows_X86_64 LibreOffice_project/1048a8393ae2eeec98dff31b5c133c5f1d08b890</meta:generator>
  </office:meta>
</office:document-meta>
</file>